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1000000ADCE603A34.png" manifest:media-type="image/png"/>
  <manifest:file-entry manifest:full-path="Pictures/10000201000003260000016641BEFE7D.png" manifest:media-type="image/png"/>
  <manifest:file-entry manifest:full-path="Pictures/10000201000002AB000001A7B11FEC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3.6999998092651pt" style:font-size-asian="12pt" style:font-size-complex="13.6999998092651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外部仕様書</text:p>
      <text:p text:style-name="P4"/>
      <text:p text:style-name="P6">1.プログラムの概要</text:p>
      <text:p text:style-name="P2"/>
      <text:p text:style-name="P6">1-1.ゲームの概要</text:p>
      <text:p text:style-name="P2">　画面上にブロックがいくつか表示される。下にはボールが乗っているバーがあり、プレイヤーはスペースボタンを押すことでボールを発射できる。</text:p>
      <text:p text:style-name="P2">　発射したボールがブロックに衝突すると、衝突したブロックは消滅し、ボールは跳ね返る。落ちてきたボールをバーで受け止めるとボールは跳ね返り、もう一度ブロックを破壊することが出きるが、受け止められなかった場合はライフが1つへる。</text:p>
      <text:p text:style-name="P2">　ライフが0になる前にボールを使ってすべてブロックを破壊できればゲームクリア、ライフが0になればゲームオーバーとなる。</text:p>
      <text:p text:style-name="P2"/>
      <text:p text:style-name="P6">1-2.プログラムの流れ</text:p>
      <text:p text:style-name="P2">・実行すると、スタート画面が表示される。スペースキーが押されるとメニューが出現する。メニューの選択項目は「ゲームスタート」、「スコア」、「ヘルプ」、「終了」の4つである。これらの項目は上下の矢印キーで選択、スペースキーで決定する。</text:p>
      <text:p text:style-name="P2">・ゲームスタートを選択、決定するとゲームがスタートする。</text:p>
      <text:p text:style-name="P2">・スコアを選択、決定すると今までゲームをプレイしたプレイヤーの記録が表示される。</text:p>
      <text:p text:style-name="P2">・ヘルプを選択、決定するとゲームについての説明が表示される。</text:p>
      <text:p text:style-name="P2">・終了を選択、決定するとゲームが終了する。</text:p>
      <text:p text:style-name="P2"/>
      <text:p text:style-name="P6">1-3.ゲームの仕様</text:p>
      <text:p text:style-name="P2">・画面上部に経過時間、プレイヤーのスコア及びライフが表示される。</text:p>
      <text:p text:style-name="P2">・初期のライフは3である。</text:p>
      <text:p text:style-name="P2">・フィールドには、ブロック、バー、ボールが設置されている。</text:p>
      <text:p text:style-name="P2">・バーは左右の矢印キーで左右に移動させることができる。</text:p>
      <text:p text:style-name="P2">・初めはバーにボールが乗っている。スペースキーを押すとボールを発射。</text:p>
      <text:p text:style-name="P2">・ボールがブロックにあたるとブロックが破壊され、スコアが上昇する。同時にボールは跳ね返る。</text:p>
      <text:p text:style-name="P2">・跳ね返ったボールはバーを使って弾き返すことができる。バーでボールを弾き返せずに地面にボールが衝突すると、ボールが消滅しライフが1減少する。</text:p>
      <text:p text:style-name="P2">・ライフが0になるとゲームオーバー。</text:p>
      <text:p text:style-name="P2">・ボールをバーで弾き返しつつすべてのブロックを破壊するとゲームクリア。</text:p>
      <text:p text:style-name="P2"/>
      <text:p text:style-name="P2"/>
      <text:p text:style-name="P6">2.外部インターフェース</text:p>
      <text:p text:style-name="P2"/>
      <text:p text:style-name="P6">2-1.動作環境</text:p>
      <text:p text:style-name="P2">・OS:　Ubuntu 12.04</text:p>
      <text:p text:style-name="P2">・端末:　Gnome Terminal</text:p>
      <text:p text:style-name="P2"><text:soft-page-break/></text:p>
      <text:p text:style-name="P6">2-2.実行方法</text:p>
      <text:p text:style-name="P2">・端末のサイズを100×50以上にする。</text:p>
      <text:p text:style-name="P2">・その後、以下のファイルを実行</text:p>
      <table:table table:name="表1" table:style-name="表1">
        <table:table-column table:style-name="表1.A"/>
        <table:table-row>
          <table:table-cell table:style-name="表1.A1" office:value-type="string">
            <text:p text:style-name="P3">$ ./Breakout</text:p>
          </table:table-cell>
        </table:table-row>
      </table:table>
      <text:p text:style-name="P2"/>
      <text:p text:style-name="P6">2-3.実行時の動作</text:p>
      <text:p text:style-name="P2">&lt;スタート画面&gt;</text:p>
      <text:p text:style-name="P2">１.初めにスタート画面が表示される。スタート画面にはメニューが表示されており、上下矢印キーでメニューを選択、スペースキーで決定する。</text:p>
      <text:p text:style-name="P2">２.メニューの項目は「ゲームスタート」、「スコア」、「ヘルプ」、「終了」の4つである。選択されている項目の左側に、●文字が表示される。</text:p>
      <text:p text:style-name="P2">３.画面の下部にメニューの操作方法を表示する。</text:p>
      <text:p text:style-name="P2"/>
      <text:p text:style-name="P2">&lt;ゲーム画面&gt;</text:p>
      <text:p text:style-name="P2">１.スタート画面でゲームスタートを選択、決定すると、ゲームが開始する。</text:p>
      <text:p text:style-name="P2">２.画面には、上部には自分のスコア及びライフが表示され、中央付近にゲームフィールドが表示される。フィールドにはブロック、バー、ボールが設置されている。</text:p>
      <text:p text:style-name="P2">３.ゲーム中、「s」キーを押すことで一時停止、「q」キーを押すことでスタート画面に戻る。</text:p>
      <text:p text:style-name="P2">４.プレイヤーは左右矢印キーでバーの位置を操作、スペースキーでボールを発射することができる。</text:p>
      <text:p text:style-name="P2">５.画面の下部にゲーム画面の操作方法を表示する。</text:p>
      <text:p text:style-name="P2"/>
      <text:p text:style-name="P2">&lt;スコア&gt;</text:p>
      <text:p text:style-name="P2">１.スタート画面でスコアを選択、決定すると、プレイした記録が、スコアが高い順に20件表示される。</text:p>
      <text:p text:style-name="P2">２.「q」キーを押すと、スタート画面に戻る。</text:p>
      <text:p text:style-name="P2">３.画面の下部にスコア画面の操作方法を表示する。</text:p>
      <text:p text:style-name="P2"/>
      <text:p text:style-name="P2">&lt;ヘルプ&gt;</text:p>
      <text:p text:style-name="P2">１.スタート画面でヘルプを選択決定すると、ヘルプが表示される。</text:p>
      <text:p text:style-name="P2">２.ヘルプにはゲームの詳細(1-3の内容)が記載されている。</text:p>
      <text:p text:style-name="P2"/>
      <text:p text:style-name="P2">&lt;ゲーム終了&gt;</text:p>
      <text:p text:style-name="P2">１.スタート画面でゲーム終了を選択、決定するとただちにゲームを終了する。</text:p>
      <text:p text:style-name="P2"/>
      <text:p text:style-name="P2">2-3.エラーメッセージ一覧</text:p>
      <text:p text:style-name="P2">・端末のサイズが100×50以下でゲームを実行した場合、「画面サイズを100×50以上にして起動してください」というエラーメッセージを表示して終了する。</text:p>
      <text:p text:style-name="P2"/>
      <text:p text:style-name="P2"><text:soft-page-break/></text:p>
      <text:p text:style-name="P6">3.必要となる機能、及びその実現方式</text:p>
      <text:p text:style-name="P2"/>
      <text:p text:style-name="P6">3-1.必要となる機能</text:p>
      <text:p text:style-name="P2">・日本語や記号文字を使用するので文字コードにUTF-8を使用する。</text:p>
      <text:p text:style-name="P2">・端末画面の制御を行うライブラリ。</text:p>
      <text:p text:style-name="P2"/>
      <text:p text:style-name="P6">3-2.実現方式</text:p>
      <text:p text:style-name="P2">・実装にはC言語を使用する。</text:p>
      <text:p text:style-name="P2">・ncursesライブラリを用いて画面の制御を行う。</text:p>
      <text:p text:style-name="P2">・文字コードにUTF-8を使用するのでlocale.hをインクルードする。</text:p>
      <text:p text:style-name="P2"/>
      <text:p text:style-name="P6">3-3.機能ブロック図</text:p>
      <text:p text:style-name="P2"><draw:frame draw:style-name="fr1" draw:name="グラフィックス1" text:anchor-type="paragraph" svg:width="17cm" svg:height="10.529cm" draw:z-index="0"><draw:image xlink:href="Pictures/10000201000002AB000001A7B11FECB1.png" xlink:type="simple" xlink:show="embed" xlink:actuate="onLoad"/></draw:frame></text:p>
      <text:p text:style-name="P6"/>
      <text:p text:style-name="P7">4.画面設計</text:p>
      <text:p text:style-name="P6"><draw:frame draw:style-name="fr2" draw:name="グラフィックス3" text:anchor-type="paragraph" svg:x="0.136cm" svg:y="6.466cm" svg:width="17cm" svg:height="7.549cm" draw:z-index="2"><draw:image xlink:href="Pictures/10000201000003260000016641BEFE7D.png" xlink:type="simple" xlink:show="embed" xlink:actuate="onLoad"/></draw:frame><draw:frame draw:style-name="fr2" draw:name="グラフィックス2" text:anchor-type="paragraph" svg:x="5.018cm" svg:y="1.034cm" svg:width="7.223cm" svg:height="4.577cm" draw:z-index="1"><draw:image xlink:href="Pictures/1000020100000111000000ADCE603A34.png" xlink:type="simple" xlink:show="embed" xlink:actuate="onLoad"/></draw:frame></text:p>
      <text:p text:style-name="P7">5.変更履歴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1n14027 </meta:initial-creator>
    <meta:creation-date>2016-05-27T09:41:32</meta:creation-date>
    <dc:date>2016-05-30T15:23:44</dc:date>
    <dc:creator>e1n14027 </dc:creator>
    <meta:editing-duration>PT1H51M55S</meta:editing-duration>
    <meta:editing-cycles>7</meta:editing-cycles>
    <meta:generator>LibreOffice/3.5$Linux_X86_64 LibreOffice_project/350m1$Build-2</meta:generator>
    <meta:document-statistic meta:table-count="1" meta:image-count="3" meta:object-count="0" meta:page-count="5" meta:paragraph-count="64" meta:word-count="803" meta:character-count="1824" meta:non-whitespace-character-count="1843"/>
  </office:meta>
</office:document-meta>
</file>